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00cc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oncepty (The Concepts TS – technical specification) zostały opublikowane i zaimplementowane w wersji 6.1 kompilatora GCC w kwietniu 2016 roku. </text:p>
      <text:p text:style-name="Standard"/>
      <text:p text:style-name="Standard">Pierwsze prace na temat konceptów należą do Bjarne Stroustrup. Zwracał uwagę na to, że podstawowy problem, który uniemożliwia dostarczanie dobrego sprawdzania szablonów w C++ polega na tym, że szablony nie są ograniczane, więc domyślnie jakikolwiek możliwy typ może być użyty w inicjalizacji szablonu. Później stwierdził, że ”Koncepty wprowadzają system typów dla szablonów co czyni owe szablony łatwiejszymi do użycia i łatwiejszymi do pisania”.</text:p>
      <text:p text:style-name="Standard"/>
      <text:p text:style-name="Standard">Obecnie sprawdzanie typów występuje gdy niektóre części inicjalizacji zawodzą, a nie podczas sprawdzania sygnatury wywoływanej funkcji. Koncepty pozwalają programiście dostarczać ograniczenia typów argumentów szablonu, które stają się częścią sygnatury funkcji, a zatem powinny być łatwiejsze do sprawdzenia i zapewnić użytkownikom jaśniejsze diagnostyki błędów.</text:p>
      <text:p text:style-name="Standard"/>
      <text:p text:style-name="Standard">Propozycje przeszły wiele zmian i ulepszeń podczas opracowywania C++11(później znanego jako C++0x), ale ostatecznie okazało się, że proponowany system był zbyt skomplikowany i nie może być dostarczony na czas udostępniania C++11. Propozycja w tamtym czasie zawierała, oprócz innych, sprawdzanie konceptów, które zapewniło wdrożenie zgodne z konceptami.</text:p>
      <text:p text:style-name="Standard"/>
      <text:p text:style-name="Standard">Po wielu dyskusjach i spotkaniach, porozumienie zostało osiągnięte w celu ustalenia uproszczonej formy konceptów (Concepts Lite) i dostarczenia jej jako odrębnej specyfikacji technicznej, zamiast wstępnego umieszczania jej w samym standardzie C++.</text:p>
      <text:p text:style-name="Standard"/>
      <text:p text:style-name="Standard">To dało wspólny standard dla tych rozwijanych konceptów i pozwoliło na eksperymentowanie z tą nową cechą języka, a informacja zwrotna umożliwiała doprecyzowanie propozycji przed jej przyjęciem do standardu C++.</text:p>
      <text:p text:style-name="Standard"/>
      <text:p text:style-name="Standard">C++ to bogaty język wspierający polimorficzne zachowanie zarówno w czasie wykonania jak i kompilacji. W tym pierwszym C++ używa hierarchii klas i wywołań funkcji wirtualnych by wspierać praktyki zorientowane obiektowo, gdzie wywoływana funkcja zależy od typu obiektu docelowego podczas czasu wykonania. W czasie kompilacji szablony wspierają programowanie generyczne, gdzie wywoływana funkcja zależy od statycznego typu czasu kompilacji argumentów szablonu.</text:p>
      <text:p text:style-name="Standard"/>
      <text:p text:style-name="Standard">Jedna główna różnica jest taka, że w czasie wykonania funkcja jest ściśle ograniczona przez hierarchię dziedziczenia dotyczących obiektów, a druga może być stosowana do typów niepowiązanych.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ciej Zbierowski</meta:initial-creator>
    <meta:creation-date>2017-08-29T17:26:09.52</meta:creation-date>
    <meta:generator>OpenOffice/4.1.3$Win32 OpenOffice.org_project/413m1$Build-9783</meta:generator>
    <meta:document-statistic meta:table-count="0" meta:image-count="0" meta:object-count="0" meta:page-count="1" meta:paragraph-count="8" meta:word-count="317" meta:character-count="2409"/>
    <dc:date>2017-08-30T01:30:41.88</dc:date>
    <dc:creator>Maciej Zbierowski</dc:creator>
    <meta:editing-duration>PT8H4M32S</meta:editing-duration>
    <meta:editing-cycles>1</meta:editing-cycles>
  </office:meta>
</office:document-meta>
</file>